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064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ta1" style:family="table" style:master-page-name="PageStyle_5f_anmeldungen">
      <style:table-properties table:display="true" style:writing-mode="lr-tb"/>
    </style:style>
    <style:style style:name="ta2" style:family="table" style:master-page-name="PageStyle_5f_reisen">
      <style:table-properties table:display="true" style:writing-mode="lr-tb"/>
    </style: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26cm solid #000000" fo:padding="0.071cm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="0.002cm solid #000000" style:rotation-align="none"/>
      <style:text-properties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26cm solid #000000" fo:padding="0.071cm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26cm solid #00000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5036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5036">
      <style:table-cell-properties style:diagonal-bl-tr="none" style:diagonal-tl-br="none" fo:border="0.026cm solid #000000" fo:padding="0.071cm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2">
          <table:error-message table:message-type="stop" table:display="true"/>
        </table:content-validation>
      </table:content-validations>
      <table:table table:name="anmeldunge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013" table:default-cell-style-name="ce4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5" table:content-validation-name="val1" office:value-type="string">
            <text:p>Côte d’Azur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5" table:content-validation-name="val1" office:value-type="string">
            <text:p>Ligurien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5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Jura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Toskana</text:p>
          </table:table-cell>
          <table:table-cell table:style-name="ce2" office:value-type="string">
            <text:p>evtl. interessiert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5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5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Default"/>
          <table:table-cell table:style-name="ce5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5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5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Hofer</text:p>
          </table:table-cell>
          <table:table-cell table:style-name="ce2" table:number-columns-repeated="3"/>
          <table:table-cell table:style-name="ce2" office:value-type="string">
            <text:p>hofer-andrea@bluewin.ch</text:p>
          </table:table-cell>
          <table:table-cell table:style-name="ce2"/>
          <table:table-cell table:style-name="ce5" table:content-validation-name="val1" office:value-type="string">
            <text:p>Ligurien 2</text:p>
          </table:table-cell>
          <table:table-cell table:style-name="ce2" office:value-type="string">
            <text:p>Reservierung Einzelzimmer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2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5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3">
            <text:p>03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eto</text:p>
          </table:table-cell>
          <table:table-cell table:style-name="ce2" office:value-type="string">
            <text:p>Aschwanden</text:p>
          </table:table-cell>
          <table:table-cell table:style-name="ce2" table:number-columns-repeated="3"/>
          <table:table-cell table:style-name="ce2" office:value-type="string">
            <text:p>reto@cycling-adventures.org</text:p>
          </table:table-cell>
          <table:table-cell table:style-name="ce2" office:value-type="string">
            <text:p>+41 78 741 78 67</text:p>
          </table:table-cell>
          <table:table-cell table:style-name="ce5" table:content-validation-name="val1" office:value-type="string">
            <text:p>Côte d’Azur 1</text:p>
          </table:table-cell>
          <table:table-cell table:style-name="ce2" office:value-type="string">
            <text:p>Guide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ulia</text:p>
          </table:table-cell>
          <table:table-cell table:style-name="ce2" office:value-type="string">
            <text:p>Dingler</text:p>
          </table:table-cell>
          <table:table-cell table:style-name="ce2" table:number-columns-repeated="3"/>
          <table:table-cell table:style-name="ce2" office:value-type="string">
            <text:p>julia.dingler@bluewin.ch</text:p>
          </table:table-cell>
          <table:table-cell table:style-name="ce2" office:value-type="string">
            <text:p>+41 79 133 83 86</text:p>
          </table:table-cell>
          <table:table-cell table:style-name="ce5" table:content-validation-name="val1" office:value-type="string">
            <text:p>Côte d’Azur 1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homas</text:p>
          </table:table-cell>
          <table:table-cell table:style-name="ce3" office:value-type="string">
            <text:p>Mohr</text:p>
          </table:table-cell>
          <table:table-cell table:style-name="ce3" office:value-type="string">
            <text:p>Plochinger Str. 47</text:p>
          </table:table-cell>
          <table:table-cell table:style-name="ce3" office:value-type="float" office:value="73730">
            <text:p>73730</text:p>
          </table:table-cell>
          <table:table-cell table:style-name="ce3" office:value-type="string">
            <text:p>Esslingen</text:p>
          </table:table-cell>
          <table:table-cell table:style-name="ce3" office:value-type="string">
            <text:p>tommyjomohr@hotmail.com</text:p>
          </table:table-cell>
          <table:table-cell table:style-name="ce3"/>
          <table:table-cell table:style-name="ce6" office:value-type="string">
            <text:p>Côte d’Azur 1</text:p>
          </table:table-cell>
          <table:table-cell table:style-name="ce3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6-12">
            <text:p>12.06.201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Edgar</text:p>
          </table:table-cell>
          <table:table-cell table:style-name="ce3" office:value-type="string">
            <text:p>Lengsfeld</text:p>
          </table:table-cell>
          <table:table-cell table:style-name="ce3" office:value-type="string">
            <text:p>Im Schelmböhl 26 A</text:p>
          </table:table-cell>
          <table:table-cell table:style-name="ce3" office:value-type="float" office:value="64665">
            <text:p>64665</text:p>
          </table:table-cell>
          <table:table-cell table:style-name="ce3" office:value-type="string">
            <text:p>Alsbach</text:p>
          </table:table-cell>
          <table:table-cell table:style-name="ce3" office:value-type="string">
            <text:p>edgar.lengsfeld@gmx.de</text:p>
          </table:table-cell>
          <table:table-cell table:style-name="ce3"/>
          <table:table-cell table:style-name="ce6"/>
          <table:table-cell table:style-name="ce7" office:value-type="string">
            <text:p>Interessiert für Chiavari, Cote d‘Azur, Toskana und/oder Dolomiten</text:p>
          </table:table-cell>
          <table:table-cell table:style-name="ce9"/>
          <table:table-cell table:style-name="ce11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el</text:p>
          </table:table-cell>
          <table:table-cell table:style-name="ce2" office:value-type="string">
            <text:p>Haase</text:p>
          </table:table-cell>
          <table:table-cell table:style-name="ce2" table:number-columns-repeated="3"/>
          <table:table-cell table:style-name="ce2" office:value-type="string">
            <text:p>paelzman@web.de</text:p>
          </table:table-cell>
          <table:table-cell table:style-name="ce2"/>
          <table:table-cell table:style-name="ce5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Manuel</text:p>
          </table:table-cell>
          <table:table-cell table:style-name="ce2" office:value-type="string">
            <text:p>Steiner</text:p>
          </table:table-cell>
          <table:table-cell table:style-name="ce2" table:number-columns-repeated="3"/>
          <table:table-cell table:style-name="ce2" office:value-type="string">
            <text:p>kismet@bluewin.ch</text:p>
          </table:table-cell>
          <table:table-cell table:style-name="ce2"/>
          <table:table-cell table:style-name="ce5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>
            <text:p>Rennradreise</text:p>
          </table:table-cell>
          <table:table-cell table:style-name="ce1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1</text:p>
          </table:table-cell>
          <table:table-cell table:style-name="ce2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1</text:p>
          </table:table-cell>
          <table:table-cell table:style-name="ce2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ôte d’Azur 2</text:p>
          </table:table-cell>
          <table:table-cell table:style-name="ce2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Jura</text:p>
          </table:table-cell>
          <table:table-cell table:style-name="ce2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gurien 2</text:p>
          </table:table-cell>
          <table:table-cell table:style-name="ce2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gesen</text:p>
          </table:table-cell>
          <table:table-cell table:style-name="ce2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skana</text:p>
          </table:table-cell>
          <table:table-cell table:style-name="ce2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perGiroDolomiti-Woche</text:p>
          </table:table-cell>
          <table:table-cell table:style-name="ce2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de &amp; Dine Schweiz</text:p>
          </table:table-cell>
          <table:table-cell table:style-name="ce2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ur de France</text:p>
          </table:table-cell>
          <table:table-cell table:style-name="ce2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in Südtirol</text:p>
          </table:table-cell>
          <table:table-cell table:style-name="ce2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ssau – Trieste</text:p>
          </table:table-cell>
          <table:table-cell table:style-name="ce2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ässewoche Dolomiten</text:p>
          </table:table-cell>
          <table:table-cell table:style-name="ce2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 Ventoux</text:p>
          </table:table-cell>
          <table:table-cell table:style-name="ce2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aisonsausklang Ligurien</text:p>
          </table:table-cell>
          <table:table-cell table:style-name="ce12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anmeldungen.A1:anmeldungen.J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css3t="http://www.w3.org/TR/css3-text/" xmlns:loext="urn:org:documentfoundation:names:experimental:office:xmlns:loext:1.0" office:version="1.2"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number number: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number number: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number number: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number number: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6P0" style:volatile="true" number:language="de" number:country="DE">
      <number:number number:decimal-places="0" number:min-integer-digits="1" number:grouping="true"/>
      <number:text>    </number:text>
    </number:number-style>
    <number:number-style style:name="N5126P1" style:volatile="true" number:language="de" number:country="DE">
      <number:number number:decimal-places="0" number:min-integer-digits="1" number:grouping="true"/>
      <number:text>    </number:text>
    </number:number-style>
    <number:number-style style:name="N5126P2" style:volatile="true" number:language="de" number:country="DE">
      <number:text>-    </number:text>
    </number:number-style>
    <number:text-style style:name="N5126" number:language="de" number:country="DE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9P0" style:volatile="true" number:language="de" number:country="DE">
      <number:number number:decimal-places="0" number:min-integer-digits="1" number:grouping="true"/>
      <number:text> € </number:text>
    </number:number-style>
    <number:number-style style:name="N5129P1" style:volatile="true" number:language="de" number:country="DE">
      <number:number number:decimal-places="0" number:min-integer-digits="1" number:grouping="true"/>
      <number:text> € </number:text>
    </number:number-style>
    <number:number-style style:name="N5129P2" style:volatile="true" number:language="de" number:country="DE">
      <number:text>- €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de" number:country="DE">
      <number:number number:decimal-places="2" number:min-integer-digits="1" number:grouping="true"/>
      <number:text>    </number:text>
    </number:number-style>
    <number:number-style style:name="N5132P1" style:volatile="true" number:language="de" number:country="DE">
      <number:number number:decimal-places="2" number:min-integer-digits="1" number:grouping="true"/>
      <number:text>    </number:text>
    </number:number-style>
    <number:number-style style:name="N5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2" number:language="de" number:country="DE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de" number:country="DE">
      <number:number number:decimal-places="2" number:min-integer-digits="1" number:grouping="true"/>
      <number:text> € </number:text>
    </number:number-style>
    <number:number-style style:name="N5135P1" style:volatile="true" number:language="de" number:country="DE">
      <number:number number:decimal-places="2" number:min-integer-digits="1" number:grouping="true"/>
      <number:text> € </number:text>
    </number:number-style>
    <number:number-style style:name="N5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" fo:font-size="11pt" style:font-name-asian="Microsoft YaHei" style:font-size-asian="11pt" style:font-name-complex="Arial3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3cm" fo:margin-bottom="3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.06.2016</text:date>, <text:time>17:36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meldungen_20_1" style:display-name="PageStyle_anmeldungen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th</meta:initial-creator>
    <meta:creation-date>2016-05-23T10:02:57</meta:creation-date>
    <dc:date>2016-06-20T17:36:16</dc:date>
    <meta:editing-duration>PT16H02M29S</meta:editing-duration>
    <meta:generator>NeoOffice/3.2015.3_Classic_Edition$Unix OpenOffice.org_project/Patch 0</meta:generator>
    <meta:editing-cycles>17</meta:editing-cycles>
    <meta:document-statistic meta:table-count="2" meta:cell-count="239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